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Item" style:family="table">
      <style:table-properties style:width="7.25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0.5in"/>
    </style:style>
    <style:style style:name="TableItem.D" style:family="table-column">
      <style:table-column-properties style:column-width="1.1875in"/>
    </style:style>
    <style:style style:name="TableItem.E" style:family="table-column">
      <style:table-column-properties style:column-width="2.6875in"/>
    </style:style>
    <style:style style:name="TableItem.F" style:family="table-column">
      <style:table-column-properties style:column-width="0.5625in"/>
    </style:style>
    <style:style style:name="TableItem.G" style:family="table-column">
      <style:table-column-properties style:column-width="0.4375in"/>
    </style:style>
    <style:style style:name="TableItem.H" style:family="table-column">
      <style:table-column-properties style:column-width="0.875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H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H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2" style:family="table">
      <style:table-properties style:width="7.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875in"/>
    </style:style>
    <style:style style:name="Table2.D" style:family="table-column">
      <style:table-column-properties style:column-width="2.625in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.0382in" fo:border-left="none" fo:border-right="none" fo:border-top="none" fo:border-bottom="0.5pt solid #000000" style:writing-mode="page"/>
    </style:style>
    <style:style style:name="Table2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B2" style:family="table-cell">
      <style:table-cell-properties fo:padding="0.0382in" fo:border-left="none" fo:border-right="none" fo:border-top="0.5pt solid #000000" fo:border-bottom="none" style:writing-mode="page"/>
    </style:style>
    <style:style style:name="Table2.D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2.A3" style:family="table-cell">
      <style:table-cell-properties fo:padding="0.0382in" fo:border-left="0.5pt solid #000000" fo:border-right="none" fo:border-top="none" fo:border-bottom="none" style:writing-mode="page"/>
    </style:style>
    <style:style style:name="Table2.B3" style:family="table-cell">
      <style:table-cell-properties fo:padding="0.0382in" fo:border="none" style:writing-mode="page"/>
    </style:style>
    <style:style style:name="Table2.D3" style:family="table-cell">
      <style:table-cell-properties fo:padding="0.0382in" fo:border-left="none" fo:border-right="0.5pt solid #000000" fo:border-top="none" fo:border-bottom="none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6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3" style:family="table">
      <style:table-properties style:width="7.25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625in"/>
    </style:style>
    <style:style style:name="Table3.A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none" style:writing-mode="page"/>
    </style:style>
    <style:style style:name="Table3.B2" style:family="table-cell">
      <style:table-cell-properties fo:padding="0.0382in" fo:border="none" style:writing-mode="page"/>
    </style:style>
    <style:style style:name="Table3.D2" style:family="table-cell">
      <style:table-cell-properties fo:padding="0.0382in" fo:border-left="none" fo:border-right="0.5pt solid #000000" fo:border-top="none" fo:border-bottom="none" style:writing-mode="page"/>
    </style:style>
    <style:style style:name="Table3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382in" fo:border-left="none" fo:border-right="none" fo:border-top="none" fo:border-bottom="0.5pt solid #000000" style:writing-mode="page"/>
    </style:style>
    <style:style style:name="Table3.D4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4" style:family="table">
      <style:table-properties style:width="7.25in" table:align="left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5.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8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0" style:family="paragraph" style:parent-style-name="Standard" style:master-page-name="Standard">
      <style:paragraph-properties style:page-number="auto"/>
      <style:text-properties officeooo:rsid="0023d8be" officeooo:paragraph-rsid="001488e1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f374a" style:font-size-asian="10pt" style:font-size-complex="10pt"/>
    </style:style>
    <style:style style:name="P12" style:family="paragraph" style:parent-style-name="Standard">
      <style:text-properties style:font-name="Calibri" fo:font-size="10pt" officeooo:rsid="001488e1" officeooo:paragraph-rsid="00333a80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0pt" officeooo:rsid="00333a80" officeooo:paragraph-rsid="00333a80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Calibri" fo:font-size="10pt" fo:font-weight="bold" officeooo:rsid="001488e1" officeooo:paragraph-rsid="002f9a1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0pt" fo:font-weight="normal" officeooo:rsid="001488e1" officeooo:paragraph-rsid="00333a80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weight="bold" officeooo:rsid="00248414" officeooo:paragraph-rsid="00333a80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Calibri" fo:font-size="10pt" fo:font-weight="bold" officeooo:rsid="00248414" officeooo:paragraph-rsid="00333a8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2f9a1e" officeooo:paragraph-rsid="002f9a1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fo:font-weight="bold" officeooo:rsid="00333a80" officeooo:paragraph-rsid="00333a80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Calibri" fo:font-size="10pt" fo:font-weight="bold" officeooo:rsid="00333a80" officeooo:paragraph-rsid="003617c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33a80" officeooo:paragraph-rsid="00333a80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333a80" officeooo:paragraph-rsid="00333a80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alibri" fo:font-size="12pt" fo:font-weight="bold" officeooo:rsid="00248414" officeooo:paragraph-rsid="00333a80" style:font-size-asian="12pt" style:font-weight-asian="bold" style:font-size-complex="12pt" style:font-weight-complex="bold"/>
    </style:style>
    <style:style style:name="P31" style:family="paragraph" style:parent-style-name="Table_20_Heading">
      <style:text-properties style:font-name="Calibri" fo:font-size="10pt" officeooo:rsid="002f9a1e" officeooo:paragraph-rsid="002f9a1e" style:font-size-asian="10pt" style:font-size-complex="10pt"/>
    </style:style>
    <style:style style:name="P32" style:family="paragraph" style:parent-style-name="Title">
      <style:text-properties officeooo:rsid="002c95c6" officeooo:paragraph-rsid="002c95c6"/>
    </style:style>
    <style:style style:name="T1" style:family="text">
      <style:text-properties officeooo:rsid="002c95c6"/>
    </style:style>
    <style:style style:name="T2" style:family="text">
      <style:text-properties officeooo:rsid="002f9a1e"/>
    </style:style>
    <style:style style:name="T3" style:family="text">
      <style:text-properties officeooo:rsid="00348ac5"/>
    </style:style>
    <style:style style:name="T4" style:family="text">
      <style:text-properties officeooo:rsid="003617cd"/>
    </style:style>
  </office:automatic-styles>
  <office:body>
    <office:text>
      <office:forms form:automatic-focus="false" form:apply-design-mode="false"/>
      <text:variable-decls>
        <text:variable-decl office:value-type="string" text:name="claimref"/>
        <text:variable-decl office:value-type="string" text:name="claimdate"/>
        <text:variable-decl office:value-type="string" text:name="claimdescription"/>
        <text:variable-decl office:value-type="string" text:name="project"/>
        <text:variable-decl office:value-type="string" text:name="claimant"/>
        <text:variable-decl office:value-type="string" text:name="claimtotal"/>
        <text:variable-decl office:value-type="string" text:name="wing"/>
        <text:variable-decl office:value-type="string" text:name="unit"/>
        <text:variable-decl office:value-type="string" text:name="phonenumber"/>
        <text:variable-decl office:value-type="string" text:name="email"/>
        <text:variable-decl office:value-type="string" text:name="claiminwords"/>
        <text:variable-decl office:value-type="string" text:name="payreceive"/>
        <text:variable-decl office:value-type="string" text:name="advancedamount"/>
        <text:variable-decl office:value-type="string" text:name="outstanding"/>
        <text:variable-decl office:value-type="string" text:name="depositbank"/>
        <text:variable-decl office:value-type="string" text:name="depositdate"/>
        <text:variable-decl office:value-type="string" text:name="depositamount"/>
        <text:variable-decl office:value-type="string" text:name="outstandinginword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2">Expense Claim and Adjustment Form</text:p>
          </table:table-cell>
          <table:covered-table-cell/>
          <table:covered-table-cell/>
          <table:covered-table-cell/>
        </table:table-row>
        <table:table-row table:style-name="TableLine1521580937568">
          <table:table-cell table:style-name="Table2.A2" office:value-type="string">
            <text:p text:style-name="P16">Claim Reference</text:p>
          </table:table-cell>
          <table:table-cell table:style-name="Table2.B2" office:value-type="string">
            <text:p text:style-name="P6"><text:variable-set text:name="claimref" office:value-type="string">claimref</text:variable-set></text:p>
          </table:table-cell>
          <table:table-cell table:style-name="Table2.B2" office:value-type="string">
            <text:p text:style-name="P17">Claimant</text:p>
          </table:table-cell>
          <table:table-cell table:style-name="Table2.D2" office:value-type="string">
            <text:p text:style-name="P28"><text:variable-set text:name="claimant" office:value-type="string">claimant</text:variable-set></text:p>
          </table:table-cell>
        </table:table-row>
        <table:table-row table:style-name="TableLine1521580937568">
          <table:table-cell table:style-name="Table2.A3" office:value-type="string">
            <text:p text:style-name="P16">Claim Date</text:p>
          </table:table-cell>
          <table:table-cell table:style-name="Table2.B3" office:value-type="string">
            <text:p text:style-name="P6"><text:variable-set text:name="claimdate" office:value-type="string">claimdate</text:variable-set></text:p>
          </table:table-cell>
          <table:table-cell table:style-name="Table2.B3" office:value-type="string">
            <text:p text:style-name="P17">Wing</text:p>
          </table:table-cell>
          <table:table-cell table:style-name="Table2.D3" office:value-type="string">
            <text:p text:style-name="P28"><text:variable-set text:name="wing" office:value-type="string">wing</text:variable-set></text:p>
          </table:table-cell>
        </table:table-row>
        <table:table-row table:style-name="TableLine1521580937568">
          <table:table-cell table:style-name="Table2.A3" office:value-type="string">
            <text:p text:style-name="P16">Project Name</text:p>
          </table:table-cell>
          <table:table-cell table:style-name="Table2.B3" office:value-type="string">
            <text:p text:style-name="P11"><text:variable-set text:name="project" office:value-type="string">project</text:variable-set></text:p>
          </table:table-cell>
          <table:table-cell table:style-name="Table2.B3" office:value-type="string">
            <text:p text:style-name="P17">Unit</text:p>
          </table:table-cell>
          <table:table-cell table:style-name="Table2.D3" office:value-type="string">
            <text:p text:style-name="P28"><text:variable-set text:name="unit" office:value-type="string">unit</text:variable-set></text:p>
          </table:table-cell>
        </table:table-row>
        <table:table-row table:style-name="TableLine1521580937568">
          <table:table-cell table:style-name="Table2.A5" table:number-rows-spanned="2" office:value-type="string">
            <text:p text:style-name="P16">Claim Description</text:p>
          </table:table-cell>
          <table:table-cell table:style-name="Table2.A1" table:number-rows-spanned="2" office:value-type="string">
            <text:p text:style-name="P6"><text:variable-set text:name="claimdescription" office:value-type="string">claimdescription</text:variable-set></text:p>
          </table:table-cell>
          <table:table-cell table:style-name="Table2.B3" office:value-type="string">
            <text:p text:style-name="P17">Phone No</text:p>
          </table:table-cell>
          <table:table-cell table:style-name="Table2.D3" office:value-type="string">
            <text:p text:style-name="P28"><text:variable-set text:name="phonenumber" office:value-type="string">phonenumber</text:variable-set></text:p>
          </table:table-cell>
        </table:table-row>
        <table:table-row table:style-name="TableLine1521580937568">
          <table:covered-table-cell table:style-name="Table2.A5"/>
          <table:covered-table-cell table:style-name="Table2.A1"/>
          <table:table-cell table:style-name="Table2.A1" office:value-type="string">
            <text:p text:style-name="P17">E-mail</text:p>
          </table:table-cell>
          <table:table-cell table:style-name="Table2.D6" office:value-type="string">
            <text:p text:style-name="P28"><text:variable-set text:name="email" office:value-type="string">email</text:variable-set></text:p>
          </table:table-cell>
        </table:table-row>
      </table:table>
      <text:p text:style-name="P2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column table:style-name="TableItem.H"/>
        <table:table-header-rows>
          <table:table-row table:style-name="TableLine1521387787216">
            <table:table-cell table:style-name="TableItem.A1" office:value-type="string">
              <text:p text:style-name="P7">#</text:p>
            </table:table-cell>
            <table:table-cell table:style-name="TableItem.A1" table:number-columns-spanned="2" office:value-type="string">
              <text:p text:style-name="P8"><text:span text:style-name="T2">Expense</text:span> Head</text:p>
            </table:table-cell>
            <table:covered-table-cell/>
            <table:table-cell table:style-name="TableItem.A1" office:value-type="string">
              <text:p text:style-name="P31">Subhead</text:p>
            </table:table-cell>
            <table:table-cell table:style-name="TableItem.A1" office:value-type="string">
              <text:p text:style-name="P31">Particulars</text:p>
            </table:table-cell>
            <table:table-cell table:style-name="TableItem.A1" office:value-type="string">
              <text:p text:style-name="P31">UoM</text:p>
            </table:table-cell>
            <table:table-cell table:style-name="TableItem.A1" office:value-type="string">
              <text:p text:style-name="P31">Qty</text:p>
            </table:table-cell>
            <table:table-cell table:style-name="TableItem.H1" office:value-type="string">
              <text:p text:style-name="P8">Amount (Tk.)</text:p>
            </table:table-cell>
          </table:table-row>
        </table:table-header-rows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1" office:value-type="string">
            <text:p text:style-name="P5"/>
          </table:table-cell>
          <table:table-cell table:style-name="TableItem.B11" table:number-columns-spanned="2" office:value-type="string">
            <text:p text:style-name="P6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  <table:table-cell table:style-name="TableItem.H11" office:value-type="string">
            <text:p text:style-name="P4"/>
          </table:table-cell>
        </table:table-row>
        <table:table-row table:style-name="TableLine1521387789232">
          <table:table-cell table:style-name="TableItem.A1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1387789232">
          <table:table-cell table:style-name="TableItem.A13" table:number-columns-spanned="7" office:value-type="string">
            <text:p text:style-name="P20">Total Am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Item.H13" office:value-type="string">
            <text:p text:style-name="P14"><text:variable-set text:name="claimtotal" office:value-type="string">claimtotal</text:variable-set></text:p>
          </table:table-cell>
        </table:table-row>
        <table:table-row table:style-name="TableLine1521387798160">
          <table:table-cell table:style-name="TableItem.A14" table:number-columns-spanned="2" office:value-type="string">
            <text:p text:style-name="P9">Total in Words</text:p>
          </table:table-cell>
          <table:covered-table-cell/>
          <table:table-cell table:style-name="TableItem.C14" table:number-columns-spanned="6" office:value-type="string">
            <text:p text:style-name="P3"><text:variable-set text:name="claiminwords" office:value-type="string">claiminwords</text:variable-se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521669747680">
          <table:table-cell table:style-name="Table3.A1" table:number-columns-spanned="4" office:value-type="string">
            <text:p text:style-name="P30">In case of Advance Adjustment:</text:p>
          </table:table-cell>
          <table:covered-table-cell/>
          <table:covered-table-cell/>
          <table:covered-table-cell/>
        </table:table-row>
        <table:table-row table:style-name="TableLine1521669747680">
          <table:table-cell table:style-name="Table3.A2" office:value-type="string">
            <text:p text:style-name="P19">Total Advance Received</text:p>
          </table:table-cell>
          <table:table-cell table:style-name="Table3.B2" office:value-type="string">
            <text:p text:style-name="P27"><text:variable-set text:name="advancedamount" office:value-type="string">advancedamount</text:variable-set></text:p>
          </table:table-cell>
          <table:table-cell table:style-name="Table3.B2" office:value-type="string">
            <text:p text:style-name="P18">Deposited to Bank</text:p>
          </table:table-cell>
          <table:table-cell table:style-name="Table3.D2" office:value-type="string">
            <text:p text:style-name="P29"><text:variable-set text:name="depositbank" office:value-type="string">depositbank</text:variable-set></text:p>
          </table:table-cell>
        </table:table-row>
        <table:table-row table:style-name="TableLine1521669747680">
          <table:table-cell table:style-name="Table3.A2" office:value-type="string">
            <text:p text:style-name="P19">Less Adjusted Voucher</text:p>
          </table:table-cell>
          <table:table-cell table:style-name="Table3.B2" office:value-type="string">
            <text:p text:style-name="P15"><text:variable-set text:name="claimtotal" office:value-type="string">claimtotal</text:variable-set></text:p>
          </table:table-cell>
          <table:table-cell table:style-name="Table3.B2" office:value-type="string">
            <text:p text:style-name="P18">Deposit Date</text:p>
          </table:table-cell>
          <table:table-cell table:style-name="Table3.D2" office:value-type="string">
            <text:p text:style-name="P29"><text:variable-set text:name="depositdate" office:value-type="string">depositdate</text:variable-set></text:p>
          </table:table-cell>
        </table:table-row>
        <table:table-row table:style-name="TableLine1521669747680">
          <table:table-cell table:style-name="Table3.A4" office:value-type="string">
            <text:p text:style-name="P21">Claimant<text:span text:style-name="T3"> </text:span><text:span text:style-name="T3"><text:variable-set text:name="payreceive" office:value-type="string">payreceive</text:variable-set></text:span></text:p>
          </table:table-cell>
          <table:table-cell table:style-name="Table3.B4" office:value-type="string">
            <text:p text:style-name="P13"><text:variable-set text:name="outstanding" office:value-type="string">outstanding</text:variable-set></text:p>
          </table:table-cell>
          <table:table-cell table:style-name="Table3.B4" office:value-type="string">
            <text:p text:style-name="P18">Deposited Amount</text:p>
          </table:table-cell>
          <table:table-cell table:style-name="Table3.D4" office:value-type="string">
            <text:p text:style-name="P29"><text:variable-set text:name="depositamount" office:value-type="string">depositamount</text:variable-set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 table:style-name="TableLine1521308776704">
          <table:table-cell table:style-name="Table4.A1" office:value-type="string">
            <text:p text:style-name="P22">Claimant<text:span text:style-name="T3"> </text:span><text:span text:style-name="T3"><text:variable-set text:name="payreceive" office:value-type="string">payreceive</text:variable-set></text:span><text:span text:style-name="T3"><text:s/></text:span><text:span text:style-name="T4">in Words</text:span></text:p>
          </table:table-cell>
          <table:table-cell table:style-name="Table4.B1" office:value-type="string">
            <text:p text:style-name="P3"><text:variable-set text:name="outstandinginwords" office:value-type="string">outstandinginwords</text:variable-set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2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5in" style:rel-column-width="4507*"/>
    </style:style>
    <style:style style:name="Table1.B" style:family="table-column">
      <style:table-column-properties style:column-width="1.2in" style:rel-column-width="10817*"/>
    </style:style>
    <style:style style:name="Table1.C" style:family="table-column">
      <style:table-column-properties style:column-width="0.4153in" style:rel-column-width="3743*"/>
    </style:style>
    <style:style style:name="Table1.E" style:family="table-column">
      <style:table-column-properties style:column-width="0.4201in" style:rel-column-width="3787*"/>
    </style:style>
    <style:style style:name="Table1.F" style:family="table-column">
      <style:table-column-properties style:column-width="1.1951in" style:rel-column-width="10773*"/>
    </style:style>
    <style:style style:name="Table1.I" style:family="table-column">
      <style:table-column-properties style:column-width="0.7194in" style:rel-column-width="6487*"/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0.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officeooo:rsid="002c95c6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Spectrum Software &amp; Consulting (Pvt.) Ltd.</text:p>
        <text:p text:style-name="Subtitle">Corporate Office: BDBL Bhaban, 7th Floor, 12 Kawran Bazar, Dhaka-1215, Bangladesh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E"/>
          <table:table-column table:style-name="Table1.B"/>
          <table:table-column table:style-name="Table1.I"/>
          <table:table-row table:style-name="TableLine1521382410304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Line1521382414048"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<text:span text:style-name="MT1">Claimed</text:span>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Check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Approv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Received by</text:p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06:25:15.683000000</dc:date>
    <meta:editing-duration>PT3H22M57S</meta:editing-duration>
    <meta:editing-cycles>24</meta:editing-cycles>
    <meta:generator>LibreOffice/7.3.1.3$Windows_X86_64 LibreOffice_project/a69ca51ded25f3eefd52d7bf9a5fad8c90b87951</meta:generator>
    <meta:document-statistic meta:table-count="5" meta:image-count="0" meta:object-count="0" meta:page-count="1" meta:paragraph-count="51" meta:word-count="100" meta:character-count="704" meta:non-whitespace-character-count="655"/>
  </office:meta>
</office:document-meta>
</file>